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ll Words Lemm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yric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है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में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हो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...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ये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जा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मेर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के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दिल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ना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से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कर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भी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क्य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मैं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प्यार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हैं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तो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कह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की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तेर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हम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दे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नह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गय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देख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का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तू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जो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कोई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मिल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आ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रे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तुम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को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दो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कैस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आपक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ओ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गई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मर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कुछ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वो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रह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ही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पे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चल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आज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जा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भर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ले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हू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मुझ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साल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ऐस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अर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आँख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छोड़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लग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बोल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बात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हई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शरारत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किस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मुझक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गए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सुन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आओ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न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बन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सार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और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दुनिय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तुझ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ने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हूँ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ऐ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बस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घर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आए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लो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लिए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हे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किय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इक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आन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अब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यार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य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क़यामत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आय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नज़र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कित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जा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हाय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मा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जी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नाम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रात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लड़क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हां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जब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या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veक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ज़र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होग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सज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क्यूं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हमक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पा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जिय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म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सी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कभ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खुश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अप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अइय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एक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इस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जाद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सब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था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ह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जाएग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वाल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छन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माहिय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ओय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दिन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बड़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फि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आई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धन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छुप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काम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चाँद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भैय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थोड़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साथ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रु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इत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आगाज़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हँस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स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राम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हु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चो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पहल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तन्ह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सम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आग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नाचूँ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स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ड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चुन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जान-ए-ज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प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थैय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सबक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अच्छ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कल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कब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मोहब्बत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समझ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आप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बिन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रंग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मै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सो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संग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चाह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मान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थी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ता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गल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अँख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याद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लेकिन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दिय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बाह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खनन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रौनक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खिल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मार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बह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लड़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क्यूँ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आँस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सबस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अभ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जैस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उड़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खो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लाई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पड़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हु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बा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आइय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सपन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दू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आजकल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आशिक़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ऊ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जाय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रुक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सा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लाल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सच्च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बत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निकल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धड़क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'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बरस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ह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लिय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कमाल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चन्न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लेक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rryमे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नद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मि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मुश्किल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पलक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तुमक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पीछ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पल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खर्च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कबी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दर्द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दूज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फूल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बाल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पास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मस्त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जाग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आमद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अठन्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सप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रुपैय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आत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चढ़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बज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माह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बुल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वल्लाह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करूं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पिय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जह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अ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हस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निगाह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दीव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गा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हम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वाद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होंठ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खुद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छा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उ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बाँह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झूठ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सफ़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ज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ज़िंदग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पी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प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ftक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पाग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तड़प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गज़ब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वह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गा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वक़्त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मो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चुन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महक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जुद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ज़म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ऊँच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गंग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कहा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फ़की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हा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हा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शे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तुम्ह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आ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आह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भाग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मुझ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मन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पूछ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ba!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ज़िंद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गीत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खे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पाय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भू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तुम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रो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लूट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रहिय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बाब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ख्वाब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चेह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अके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ता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सह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ताक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ज़ुल्फ़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मीठ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ouहमेश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लिख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झुक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मिय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देखक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खु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दिख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जाए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वा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बोलू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बाद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छ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उठ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झू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जग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ज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सायब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पत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नन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at'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मौ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दुल्हन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ठंड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r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तुझक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डांग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माँग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डो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शा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इन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छनन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तुम्हा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छोट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हाथ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अग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सोच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भ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सत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डिंग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खुश्ब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चा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rryबाब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धड़कन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नी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मा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अंग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जिसक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प्रोग्राम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सनम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पाँ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लब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धो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थे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साम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छैंय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इश्क़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हंगाम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बहा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आवा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होश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अबक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यूँ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ही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आएग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मिट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उलझ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जो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?..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r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रो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हज़ा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जा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उस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शर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दीवा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साँ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खा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जियू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खत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जान-ए-जा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ख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तर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जाऊँग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घरवा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स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कद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बु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फ़िज़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तीख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सीध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मर्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नू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नीं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कहू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फ़ास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हिल-मि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शऋंगा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अस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जान-ए-म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रा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बा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छा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बिंदि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ver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दिलब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वै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डू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स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चु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बह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बी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चून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v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ध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मानू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क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दोस्त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नाच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सू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कंग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वाप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घट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तोड़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झपकू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मम्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उन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दीव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भा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का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का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द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पहचा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तीरकरप्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सज़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कौ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नदि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ज़ह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बन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ध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ख़ु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तस्वी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मारि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लह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टूट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बच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माफ़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ब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आस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जाओ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ouबो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अम्ब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मय्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प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झू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धू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तनननन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इस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सेमत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मस्ता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इंतज़ा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पप्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पूज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लूँग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टपकू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बंध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बं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चै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बरसात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rryज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यू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बेकरा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ए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करा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गो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हमा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छुपा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काज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खुमा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बाह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भड़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झ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नश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इस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न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न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अरमा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द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उ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ि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ख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ख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भु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आसमा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छ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छ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ंच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पग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ग़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ख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गु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ि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फ़ि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झो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गुजा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ढल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जाओ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पियू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स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घु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हा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लल्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ढो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ज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शा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र्च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शा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उस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कहा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थी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ढंडई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छल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दे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लू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आग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ु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च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व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पुका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गह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mily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कस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म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भा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झट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ग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blemह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ुख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और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रा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गा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ूर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भी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नग़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शह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ग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गई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ट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ू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हबू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ह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ver..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ुप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ह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त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k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प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लौ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पिक्च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म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ेहं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जानि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क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ु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इध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fe..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ुहब्ब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ध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ारू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प्या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जव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जि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पह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रस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अंग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हो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ो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गुला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अंदाज़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आ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ता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ंज़ि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बेच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ठी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खो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ा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mily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ा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ुझ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rytime..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बिज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बताऊ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ve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ं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हमसफ़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बै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ला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ऐतबा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ट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ुस्कु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ो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खो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गल्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खा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टक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रू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भइ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ौस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रहू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छाँ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फड़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ा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ा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ल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गुज़ा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ीज़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जीव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ुब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ां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अंजा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हारू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िल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इंतज़ा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बेता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नाज़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दिलकश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झुम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ाह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बा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आवाज़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दो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शो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घाय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ह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ी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त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ुनरि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ुलाका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आध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तारी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नीच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लें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अंद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बेखब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नगा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ठुअम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ाय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भी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ght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ाय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ीरोई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ट्टा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teमै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य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d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ल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eदि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म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बन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ँ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मद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ू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ाग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म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ररररर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्य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ह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ो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दहो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ंगी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ाम्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ो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ोल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े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िंद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एं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िंज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े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वा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डाल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डं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ल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धु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दि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बा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ो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िश्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ुज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ि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म्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ंस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व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ू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ीव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ीव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ि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ठ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ड़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ाय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उध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शी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धा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िकनि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्य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िचको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ंग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ुलफ़ा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ह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कर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ू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ुबह-ओ-शा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etविंटरने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ह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घूँघ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ryमुझ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ारा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ाए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ी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ी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ाऊ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े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उड़ूँ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रा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थेक्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े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रप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य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ंव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र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टे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ेखु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sonह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roplaneदि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ामो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िरय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थ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ी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इंग्लि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क्क्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ुझ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yleविस्टाइ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री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हे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ाऊ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ु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छोटे-ब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ांग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झों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े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ी.म्बू-नम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ज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ै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ेक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इन्दि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ी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त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ingमु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ौ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छुप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ी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ेख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ड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ई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ftyन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िर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ह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र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उल्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स्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ईना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िजा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ार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श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म्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ो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ित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त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ोश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ु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इ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ास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ी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मे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ेनद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स्जि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राब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छप्प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ोस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च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स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se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हु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रवा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खरेव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ज़दी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हिस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इरा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धड़काऊँ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ो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ुप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क़ुरब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ओ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ाँ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ख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ऐं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छता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ज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वास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ाइ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उन्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ओ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ो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a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ि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ुं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ुस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हज़ा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्रह्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न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िंग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त्थ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क्स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बा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ुक्र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उल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ैरा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िलन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च्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िर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ोड़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भगवा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िस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थ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ज़ालि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ि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मर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न्ना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इन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ढूं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ै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ि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ाग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ूं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ा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ज़ह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मंद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ेह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ीज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ो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ित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ऊ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ोल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वाय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टक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हचान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वाय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छुट्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ारी-स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रिस्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ह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ग़ै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िट्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ाम्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ल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राह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ा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ver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े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ुंव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थ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ू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ि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दतमी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ुलाय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न्ज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ह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ऊप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ौब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ो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की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फ़ैस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े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ना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ो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ो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y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ं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ु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ेदर्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र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ुरी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ट्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झिलमि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ंदर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ो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ज़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ह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मा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िप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िश्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ज़ेद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र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ी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मेक्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ीद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ु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ल्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ं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घुंघ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िर्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्यार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हम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'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ोझ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ा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ग्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son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उड़ाऊँ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घू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फटक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ल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ा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ी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ु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a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u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िस्म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ु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क्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ही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ाज़ु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ँच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प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sion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्टाय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ंगू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ेव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ढूँ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naar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लमा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ाह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ख़ामो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ूबसूर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व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ो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े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भाइ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ौं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ज़ु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ंधे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ज़ख्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ख़ु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र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च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सब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िलाऊँ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ॅफ़ि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.V.दे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therमुझ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लू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छो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हे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ंगू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ैंडि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ा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ा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ौ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उमर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सी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ई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िस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द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tह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ुला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े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ome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झध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म्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मृ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ी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ेहर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र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हराई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ौ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ज़ुर्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र्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शहू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s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िन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ाँ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े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re'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ग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ोहता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न्जा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े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ु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ुड़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र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ंगी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ो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que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क़दी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र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प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प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ू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हफ़ि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बा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ूफ़ा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ड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िरफ़्त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स्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स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ुझ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ी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ुज़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ड़ब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ppingछो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ताऊ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न्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धन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ीवानग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टे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st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फू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ाई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.V.कि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िल्ल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gram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hamऔ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ग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ा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ू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टख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ा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ग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ास्ता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ट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gram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िलव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ब्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चप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ित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ील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ा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y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िक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ंगो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fe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क्क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dफि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घे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म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ो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byजन्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सी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fty-fifty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ुका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ै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ज़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sionह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ाम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भरो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ैय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ब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ीत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ू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दना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न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ुँ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ं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ाँ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फा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झा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ाजमह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ह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ै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िल्ल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alह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श्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ान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ाव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ौगा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दभ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व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भिम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न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रामखो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वि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घ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shionवैश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री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डुब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मन्नाए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भू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ा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िन्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ज़िद्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ा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फ़िक़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धु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ry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ा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धो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ाम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man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ge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ैता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इकर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कदी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ुद्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ाह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ेमौ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िस्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ी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ट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प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जर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मझ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ुआए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्री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ैला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व.म्प्यूट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ाँट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्कू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टा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्रे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ुपट्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गर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yle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ां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ीवानेप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विंग्लि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ब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sionlifeलम्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िट्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ro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ोर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ुह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विष्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लच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ी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ाफ़ि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ह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इस्त्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वे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ile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भंव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ोपह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द्दु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m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घब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ेच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ुराऊँ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ुन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ppyथो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nd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रम्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ं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ी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ज़िंदग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man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ादा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ेरे-मे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ज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ुस्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क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ा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ो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फिस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seविवर्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िय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त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ल्ह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ज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ी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ै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ै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llar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्या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ालू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ी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प्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ाज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्यूँ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ी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िध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हं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ाइ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ाऊं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रू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रक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lingह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वा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क़ुर्बा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ो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ह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ज़ह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ारी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र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फ़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डर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ा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िश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ords not in ANHW-lemm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yrics Not in Anhw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है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में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...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ये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जा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मेर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के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ना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भी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क्य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मैं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हैं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हम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तेर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गय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का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तू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जो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कोई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आ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रे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कैस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आपक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ओ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गई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वो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ही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पे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आज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हू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मुझ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ऐस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अर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आँख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बात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हई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किस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मुझक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गए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आओ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न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और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तुझ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ऐ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आए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हूँ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लो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लिए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हे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किय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अब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क़यामत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नज़र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कित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जा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हाय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जब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या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veक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ज़र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हां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होग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क्यूं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हमक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कभ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जिय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म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अप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अइय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था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सब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इस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जाएग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वाल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माहिय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ओय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थोड़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रु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छुप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इत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आगाज़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राम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हु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तन्ह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चुन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जान-ए-ज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प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थैय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नाचूँ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सबक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अँख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कब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आप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मै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संग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थी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बिन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खनन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अभ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सबस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लेकिन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आँस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रौनक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क्यूँ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खो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पड़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हु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सपन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आशिक़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जैस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जाय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रुक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सा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लाई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लिय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'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आइय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ऊ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धड़क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कमाल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चन्न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लेक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rryमे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जह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पीछ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करूं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खर्च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दूज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हस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आमद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आत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अठन्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रुपैय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मि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बुल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वल्लाह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अ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पिय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तुमक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कबी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हम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होंठ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खुद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तड़प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उ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ftक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गज़ब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वह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बाब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ज़िंदग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ouहमेश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मो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ज़म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ऊँच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आ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कहा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फ़की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तुम्ह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आह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मुझ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रहिय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पूछ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पाय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ba!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ज़िंद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तुम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गंग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ज़ुल्फ़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सफ़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मिय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देखक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नन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जाए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वा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धड़कन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झू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ज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सायब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at'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प्रोग्राम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r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बहा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शा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छनन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इन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तुम्हा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मौ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अग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बोलू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अबक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rryबाब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धो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जिसक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थे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लब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डिंग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छैंय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तुझक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होश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यूँ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खुश्ब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आएग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मिट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जान-ए-म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?..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r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तस्वी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उस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शर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मानू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दीवा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साँ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हज़ा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जियू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घरवा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फ़िज़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कहू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बिंदि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फ़ास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हिल-मि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शऋंगा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अस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छा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कद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ver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दिलब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टपकू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वै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v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चून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ध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जाओ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जा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सू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वाप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rryज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मम्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स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उन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दीव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का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स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तीरकरप्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कौ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नदि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ज़ह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बन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झपकू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आस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मारि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जाऊँग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सज़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ouबो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अम्ब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मय्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झू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हमा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जान-ए-जा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इंतज़ा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पप्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माफ़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लूँग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सेमत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इस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यू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बेकरा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ए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मस्ता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तनननन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छुपा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खुमा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झ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थी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इस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न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न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ुप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उ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ख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fe..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छ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ख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खा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फ़ि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झो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जाओ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पियू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गई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ढल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ीज़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शा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गु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शा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उस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कहा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लल्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ढंडई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ुख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छल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आग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ु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च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व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अंद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mily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mily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कस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छाँ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blemह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काज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भी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ू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म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ेहं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जानि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घाय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शो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इध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ध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िल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प्या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जि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हा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अंग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छ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ारू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हो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ो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अंदाज़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आ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लौ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ंज़ि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ग़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भा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द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रस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खो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ver..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ा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और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ुझ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rytime..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बताऊ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ve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ं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हमसफ़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रहू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k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ट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नग़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गल्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भइ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फड़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ा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ल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गुज़ा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ुस्कु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क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अंजा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हारू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ा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इंतज़ा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लू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बेता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नाज़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झुम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ह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त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आवाज़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दो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सो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त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चुनरि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मुलाका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आध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तारी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लें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नगा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ि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ठुअम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ght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ाय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teमै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d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म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्रह्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बन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ाग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म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ेख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yle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ो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ंगी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llar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े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िंद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एं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ग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वा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राह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डाल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tह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ि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दि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ुपट्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ग्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म्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ू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ीव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ीव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सब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रवा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ड़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उध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िकनि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ंग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िरफ़्त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ुलफ़ा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ू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ुबह-ओ-शा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etविंटरने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श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हज़ा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ारा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ाए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ी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ाऊ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उड़ूँ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थेक्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े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टे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ेखु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roplaneदि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ामो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िरय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ge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थ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lingह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sonह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क्क्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ँ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छोटे-ब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ांग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ी.म्बू-नम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रप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लू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ंगू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त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्य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ह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े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स्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ईना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िजा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ा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य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ी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ेनद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स्जि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ुह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ई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छुप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विष्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च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ख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स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se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प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रू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खरेव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ेहर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ऐं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छता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ज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िर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ingमु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उन्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ओ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ो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a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ि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ुस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न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धु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िंग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क्स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धा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िलन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िर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ोड़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ro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son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ज़ालि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ि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इन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ाग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ाम्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ीरोई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m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ज़ह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ेह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ीज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ो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ऊ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ोल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वाय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टक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हचान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की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वाय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ारी-स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रिस्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र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ग़ै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ल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ver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े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ुंव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थ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ू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ौब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न्ज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ह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ऊप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ो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हराई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ो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y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ं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ेदर्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ुरी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ंदर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ज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िर्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ज़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मा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ार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िश्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र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ी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ु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ु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man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घुंघ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हे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ौ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छप्प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्यार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हम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ोझ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ा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उड़ाऊँ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ल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ा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ु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प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a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u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ाज़ु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ँच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sion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मे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ेव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naar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yleविस्टाइ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र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व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ो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ह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ौं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ज़ु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sionlifeलम्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ह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दतमी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िलाऊँ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ॅफ़ि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.V.दे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र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हे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इन्दि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र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ैंडि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ो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ौ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ई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िस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ज़दी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धड़काऊँ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ो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े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ome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झध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ठ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fe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र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वास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गर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भाइ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न्जा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ाइ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re'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therमुझ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ाऊ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ग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ोहता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मर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ज़ुर्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े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ो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फ़ैस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eदि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िस्म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र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ाऊं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que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ुला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प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हफ़ि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बा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ज़ह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स्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इंग्लि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ुझ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इस्त्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क़ुर्बा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nd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ppingछो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धन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s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ज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ाफ़ि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टे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st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ाई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.V.कि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िल्ल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gram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hamऔ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ोल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िंज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ा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ो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ा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मन्नाए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ास्ता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gram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ब्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चप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ित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ाइ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ा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ी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ंगो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मद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क्क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dफि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ftyन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सी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fty-fifty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byजन्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ै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sionह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िस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ाम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ज़िद्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ीत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ू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न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मेक्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झा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ंगू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ाजमह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ढूं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ररररर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ह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alह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ान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ाव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ाम्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दभ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व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ryमुझ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पाँ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थ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ुज़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वि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ज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shionवैश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फटक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ा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िन्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इ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फ़िक़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ry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्यूँ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ुआए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ाम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ालू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man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क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कदी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ाह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ेमौ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हं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िस्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ै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जर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व.म्प्यूट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ाँट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्कू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टा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क़ुरब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ुज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िचको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घूँघ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ीवानेप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विंग्लि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खरी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ब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ोर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उमर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ह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वे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डर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भंव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ोपह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द्दु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ूं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ुझ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ढूँ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चुराऊँ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ुन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ppyथो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ज़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रम्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ज़िंदग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ज़ेद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ेरे-मे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बताऊ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क्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ा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्टाय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ू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ुक्रि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ा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शो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seविवर्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िय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क़दी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ल्हा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नी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रामखो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ै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म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िलवा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y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ile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ी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रप्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ाज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ग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जुका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िध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ंव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सलमा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'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आह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दीवानग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काय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ारी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हफ़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अ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ती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ला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All Words Lemma'.A1:'All Words Lemma'.B1350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Words not in ANHW-lemma'.A1:'Words not in ANHW-lemma'.B87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01:56:57.590522043</meta:creation-date>
    <dc:date>2017-04-23T02:13:12.589808852</dc:date>
    <meta:editing-duration>PT16M14S</meta:editing-duration>
    <meta:editing-cycles>2</meta:editing-cycles>
    <meta:generator>LibreOffice/5.0.6.2$Linux_X86_64 LibreOffice_project/00m0$Build-2</meta:generator>
    <meta:document-statistic meta:table-count="2" meta:cell-count="4458" meta:object-count="0"/>
  </office:meta>
</office:document-meta>
</file>